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sponseImpl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ExpectedHeader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BufferSize(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ExpectedSetStatusCalls( int call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addDateHeader( java . lang . String arg1 , lo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Status( int arg1 , Stri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encodeRedirectURL(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addIntHeader( java . lang . String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OutputStream( ServletOutputStreamImpl sos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getOutputStream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encodeUrl(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ExpectedRedirect( String a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containsHeader(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addHeader( java . lang . String arg1 , java . lang . Stri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rvletRespons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DateHeader( String arg1 , lo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ExpectedError( int anErrorCode , String an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addCookie( javax . servlet . http . Cooki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Expected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ContentLength(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encodeRedirectUrl(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upOutputStream( ServletOutputStream an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ndError( int anErrorCode , String an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IntHeader( String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ExpectedError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encodeURL(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rvletResponseImpl( ServletContextImpl sc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ExpectedError( int an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Locale( java . util . Loca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Header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ndRedirect( String a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ndError( int an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